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Heading_20_2"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bookmark text:name="pageheading"/>Cas Pràctic Final</text:h>
      <text:section text:style-name="Sect1" text:name="yui_3_9_1_2_1464876183092_277">
        <text:p text:style-name="Text_20_body"><text:span text:style-name="T1">Cas pràctic per entregar<text:line-break/>La gestoria Fertilán S.A amb domicili a la plaça Biosfera 10 07703 Maó amb codi de cotització 07/34203120/01 i NIF B25987652, té a la Sílvia Cuenca Marco com a treballadora temporal de la seva empresa en la categoria d'auxiliar.<text:line-break/></text:span><text:a xlink:type="simple" xlink:href="http://aulavirtual.caib.es/c07008363/mod/assign/view.php?id=5042"><text:span text:style-name="T1">Conveni colectiu</text:span></text:a><text:span text:style-name="T1"> del sector de gestories:<text:line-break/>Art.6 el salari base d'un/a auxiliar és de 700 €/mes<text:line-break/>Art.8 antiguitat del 6% del salari base per cada trienni<text:line-break/>Art.11 les hores extres es paguen a 18 €/hora<text:line-break/>Art.35 productivitat 35 €/mes<text:line-break/>Art.40 es fixen 3 pagues extraordinàries equivalents al salari base a cobrar els mesos de juny, agost i setembre<text:line-break/>Art.60 plus de distància 30 €/mes<text:line-break/>Altres dades d'interès per elaborar la nòmina:<text:line-break/>NIF del treballador 25801043R<text:line-break/>NASS 08/65798012/01<text:line-break/>Hores extres realitzades durant el mes d'abril 6 hores<text:line-break/>IRPF 2%<text:line-break/>La Sílvia reb un complement salarial de 23 €/mes pel seu coneixement de la llengua russa</text:span></text:p>
        <text:p text:style-name="P2">L'empresa també paga una assegurança mèdica de la que gaudeix la Sílvia i que té un cost de 55 €/mes</text:p>
        <text:p text:style-name="P2">Aquest mes es perceb de forma puntual una gratificació per consecució d'objectius de 3500 €<text:line-break/>Fes la nòmina del mes d'abril de la Sílvia i calcula el cost laboral de l'empresa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03:30.157869161</meta:creation-date>
    <dc:date>2016-06-02T16:04:29.102482219</dc:date>
    <meta:editing-duration>P0D</meta:editing-duration>
    <meta:editing-cycles>1</meta:editing-cycles>
    <meta:document-statistic meta:table-count="0" meta:image-count="0" meta:object-count="0" meta:page-count="1" meta:paragraph-count="4" meta:word-count="201" meta:character-count="1167" meta:non-whitespace-character-count="970"/>
    <meta:generator>LibreOffice/4.2.8.2$Linux_X86_64 LibreOffice_project/420m0$Build-2</meta:generator>
  </office:meta>
</office:document-meta>
</file>